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Paragraph" style:list-style-name="LFO2" style:family="paragraph"/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ListParagraph" style:list-style-name="LFO4" style:family="paragraph"/>
    <style:style style:name="T6" style:parent-style-name="DefaultParagraphFont" style:family="text">
      <style:text-properties style:font-name-asian="Times New Roman" style:font-name-complex="Calibri" style:language-asian="da" style:country-asian="DK"/>
    </style:style>
    <style:style style:name="P7" style:parent-style-name="ListParagraph" style:list-style-name="LFO4" style:family="paragraph">
      <style:text-properties style:font-name-complex="Calibri"/>
    </style:style>
    <style:style style:name="P8" style:parent-style-name="ListParagraph" style:list-style-name="LFO4" style:family="paragraph">
      <style:text-properties style:font-name-complex="Calibri"/>
    </style:style>
    <style:style style:name="P9" style:parent-style-name="ListParagraph" style:list-style-name="LFO4" style:family="paragraph"/>
    <style:style style:name="T10" style:parent-style-name="DefaultParagraphFont" style:family="text">
      <style:text-properties style:font-name-asian="Times New Roman" style:font-name-complex="Calibri" style:language-asian="da" style:country-asian="DK"/>
    </style:style>
    <style:style style:name="P11" style:parent-style-name="ListParagraph" style:list-style-name="LFO4" style:family="paragraph">
      <style:text-properties style:font-name-complex="Calibri"/>
    </style:style>
    <style:style style:name="P12" style:parent-style-name="ListParagraph" style:list-style-name="LFO4" style:family="paragraph">
      <style:text-properties style:font-name-complex="Calibri"/>
    </style:style>
    <style:style style:name="P13" style:parent-style-name="ListParagraph" style:list-style-name="LFO4" style:family="paragraph">
      <style:text-properties style:font-name-complex="Calibri"/>
    </style:style>
    <style:style style:name="P14" style:parent-style-name="ListParagraph" style:list-style-name="LFO4" style:family="paragraph"/>
    <style:style style:name="T15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GitLab Continuous Integration &amp; Deployment</text:p>
      <text:p text:style-name="Normal">Hvad betyder CI og hvordan kan man bruge versionsstyrring til dette?</text:p>
      <text:list text:style-name="LFO2" text:continue-numbering="true">
        <text:list-item>
          <text:p text:style-name="P3">CI betyder continuous integration og det bruges til at lave konstant tests fra en delt main som har modtaget ændring flere gange om dagen.</text:p>
        </text:list-item>
      </text:list>
      <text:p text:style-name="P4">Undersøg GitHub / Gitlab</text:p>
      <text:list text:style-name="LFO4" text:continue-numbering="true">
        <text:list-item>
          <text:p text:style-name="P5"><text:span text:style-name="T6">Hvad er forskellene?</text:span></text:p>
          <text:list text:continue-numbering="true">
            <text:list-item>
              <text:p text:style-name="P7">En af<text:s/>forskellene på dem er at GitHub bruger pull anmodninger hvor Gitlab har inkluderet CI.<text:s/></text:p>
            </text:list-item>
            <text:list-item>
              <text:p text:style-name="P8">GitHub er langt mere brugt som gør den mere brugbar for samarbejde og læring af andre ved at kigge på andres kode.</text:p>
            </text:list-item>
          </text:list>
        </text:list-item>
        <text:list-item>
          <text:p text:style-name="P9"><text:span text:style-name="T10">Er der fordele og ulemper ved at bruge den ene frem for den anden?</text:span></text:p>
          <text:list text:continue-numbering="true">
            <text:list-item>
              <text:p text:style-name="P11">GitHub:<text:s/>Har bedre UI/UX, Hurtigt søgning mellem repos og mulighed for at se og få hjælp nemt.<text:s/></text:p>
              <text:list text:continue-numbering="true">
                <text:list-item>
                  <text:p text:style-name="P12">Ulemper ved GitHub inkluderer at der er plads begrænsninger på den gratis version og at det ikke er helt åbent</text:p>
                </text:list-item>
              </text:list>
            </text:list-item>
            <text:list-item>
              <text:p text:style-name="P13">Gitlab: Det er open source<text:s/>og tillader selvhosting</text:p>
              <text:list text:continue-numbering="true">
                <text:list-item>
                  <text:p text:style-name="P14"><text:span text:style-name="T15">Ulemper ved GitLap inkluderer deres UI/UX ikke er ligeså hurtigt som GitHub og der kan være problemer med akiver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GB"/>
    </style:style>
  </office:automatic-styles>
  <office:master-styles>
    <style:master-page style:name="MP0" style:page-layout-name="PL0">
      <style:header>
        <text:p text:style-name="P2">Jacob Ø. Andersen<text:tab/><text:tab/>H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1T08:25:00Z</meta:creation-date>
    <dc:date>2023-03-01T09:14:00Z</dc:date>
    <meta:template xlink:href="Normal" xlink:type="simple"/>
    <meta:editing-cycles>3</meta:editing-cycles>
    <meta:editing-duration>PT2940S</meta:editing-duration>
    <meta:document-statistic meta:page-count="1" meta:paragraph-count="1" meta:word-count="132" meta:character-count="943" meta:row-count="6" meta:non-whitespace-character-count="812"/>
  </office:meta>
</office:document-meta>
</file>